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line_color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  <table:table-cell office:value-type="string" calcext:value-type="string">
            <text:p>#009900</text:p>
          </table:table-cell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  <table:table-cell office:value-type="string" calcext:value-type="string">
            <text:p>#d52b1e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  <table:table-cell office:value-type="string" calcext:value-type="string">
            <text:p>#da291c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  <table:table-cell/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office:value-type="string" calcext:value-type="string">
            <text:p>#11457e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#c60c30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  <table:table-cell office:value-type="string" calcext:value-type="string">
            <text:p>#9d2235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#00205b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  <table:table-cell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#ee1c2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#fecb00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pojené státy americké</text:p>
          </table:table-cell>
          <table:table-cell/>
          <table:table-cell office:value-type="string" calcext:value-type="string">
            <text:p>#0a3161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ekist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  <table:table-cell/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 table:number-columns-repeated="2"/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</table:table>
      <table:table table:name="200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K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U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AF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</table:table>
      <table:table table:name="200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T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F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RV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6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G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K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Z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NG</text:p>
          </table:table-cell>
          <table:table-cell office:value-type="float" office:value="260" calcext:value-type="float">
            <text:p>260</text:p>
          </table:table-cell>
        </table:table-row>
      </table:table>
      <table:table table:name="200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Z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LD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0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0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B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P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P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1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14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8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201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201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202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202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W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K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WT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2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G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N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WT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D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YS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K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O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G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H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X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NG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G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Z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M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R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YS</text:p>
          </table:table-cell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1:19:53.2016655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1-06T22:57:16.425000000</meta:creation-date>
    <dc:date>2025-06-28T13:16:37.308087328</dc:date>
    <meta:editing-duration>P1DT46M58S</meta:editing-duration>
    <meta:editing-cycles>145</meta:editing-cycles>
    <meta:generator>LibreOffice/7.2.2.2$MacOSX_X86_64 LibreOffice_project/02b2acce88a210515b4a5bb2e46cbfb63fe97d56</meta:generator>
    <meta:document-statistic meta:table-count="120" meta:cell-count="7756" meta:object-count="0"/>
    <meta:user-defined meta:name=""/>
  </office:meta>
</office:document-meta>
</file>